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ubtitle">
      <style:paragraph-properties fo:text-align="justify" style:justify-single-word="false"/>
    </style:style>
    <style:style style:name="P4" style:family="paragraph" style:parent-style-name="Title">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Heading_20_2">
      <style:paragraph-properties fo:text-align="justify" style:justify-single-word="false"/>
      <style:text-properties officeooo:paragraph-rsid="001fa878"/>
    </style:style>
    <style:style style:name="P8" style:family="paragraph" style:parent-style-name="Heading_20_2">
      <style:paragraph-properties fo:text-align="justify" style:justify-single-word="false"/>
      <style:text-properties officeooo:paragraph-rsid="00208edb"/>
    </style:style>
    <style:style style:name="P9" style:family="paragraph" style:parent-style-name="Heading_20_2">
      <style:paragraph-properties fo:text-align="justify" style:justify-single-word="false"/>
      <style:text-properties officeooo:paragraph-rsid="0023d05a"/>
    </style:style>
    <style:style style:name="P10" style:family="paragraph" style:parent-style-name="Heading_20_3">
      <style:paragraph-properties fo:text-align="justify" style:justify-single-word="false"/>
    </style:style>
    <style:style style:name="P11" style:family="paragraph" style:parent-style-name="Standard">
      <style:paragraph-properties fo:text-align="justify" style:justify-single-word="false"/>
      <style:text-properties style:font-name="DejaVu Sans"/>
    </style:style>
    <style:style style:name="P12" style:family="paragraph" style:parent-style-name="Standard" style:list-style-name="L1">
      <style:paragraph-properties fo:text-align="justify" style:justify-single-word="false"/>
      <style:text-properties style:font-name="DejaVu Sans"/>
    </style:style>
    <style:style style:name="P13" style:family="paragraph" style:parent-style-name="Standard" style:list-style-name="L2">
      <style:paragraph-properties fo:text-align="justify" style:justify-single-word="false"/>
      <style:text-properties style:font-name="DejaVu Sans"/>
    </style:style>
    <style:style style:name="P14" style:family="paragraph" style:parent-style-name="Standard" style:list-style-name="L3">
      <style:paragraph-properties fo:text-align="justify" style:justify-single-word="false"/>
      <style:text-properties style:font-name="DejaVu Sans"/>
    </style:style>
    <style:style style:name="P15" style:family="paragraph" style:parent-style-name="Standard" style:list-style-name="L4">
      <style:paragraph-properties fo:text-align="justify" style:justify-single-word="false"/>
      <style:text-properties style:font-name="DejaVu Sans"/>
    </style:style>
    <style:style style:name="P16" style:family="paragraph" style:parent-style-name="Standard" style:list-style-name="L5">
      <style:paragraph-properties fo:text-align="justify" style:justify-single-word="false"/>
      <style:text-properties style:font-name="DejaVu Sans"/>
    </style:style>
    <style:style style:name="P17" style:family="paragraph" style:parent-style-name="Standard" style:list-style-name="L6">
      <style:paragraph-properties fo:text-align="justify" style:justify-single-word="false"/>
      <style:text-properties style:font-name="DejaVu Sans"/>
    </style:style>
    <style:style style:name="P18" style:family="paragraph" style:parent-style-name="Standard" style:list-style-name="L7">
      <style:paragraph-properties fo:text-align="justify" style:justify-single-word="false"/>
      <style:text-properties style:font-name="DejaVu Sans"/>
    </style:style>
    <style:style style:name="P19" style:family="paragraph" style:parent-style-name="Standard" style:list-style-name="L8">
      <style:paragraph-properties fo:text-align="justify" style:justify-single-word="false"/>
      <style:text-properties style:font-name="DejaVu Sans"/>
    </style:style>
    <style:style style:name="P20" style:family="paragraph" style:parent-style-name="Standard" style:list-style-name="L9">
      <style:paragraph-properties fo:text-align="justify" style:justify-single-word="false"/>
      <style:text-properties style:font-name="DejaVu Sans"/>
    </style:style>
    <style:style style:name="P21" style:family="paragraph" style:parent-style-name="Standard" style:list-style-name="L10">
      <style:paragraph-properties fo:text-align="justify" style:justify-single-word="false"/>
      <style:text-properties style:font-name="DejaVu Sans"/>
    </style:style>
    <style:style style:name="P22" style:family="paragraph" style:parent-style-name="Standard">
      <style:paragraph-properties fo:text-align="justify" style:justify-single-word="false"/>
      <style:text-properties style:font-name="DejaVu Sans" officeooo:paragraph-rsid="00381235"/>
    </style:style>
    <style:style style:name="P23" style:family="paragraph" style:parent-style-name="Standard">
      <style:paragraph-properties fo:text-align="justify" style:justify-single-word="false"/>
      <style:text-properties style:font-name="DejaVu Sans" fo:font-style="normal" style:font-style-asian="normal" style:font-style-complex="normal"/>
    </style:style>
    <style:style style:name="P24" style:family="paragraph" style:parent-style-name="Standard" style:list-style-name="L11">
      <style:paragraph-properties fo:text-align="justify" style:justify-single-word="false"/>
      <style:text-properties style:font-name="DejaVu Sans" fo:font-style="normal" style:font-style-asian="normal" style:font-style-complex="normal"/>
    </style:style>
    <style:style style:name="P25" style:family="paragraph" style:parent-style-name="Standard" style:list-style-name="L12">
      <style:paragraph-properties fo:text-align="justify" style:justify-single-word="false"/>
      <style:text-properties style:font-name="DejaVu Sans" fo:font-style="normal" style:font-style-asian="normal" style:font-style-complex="normal"/>
    </style:style>
    <style:style style:name="P26"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27"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style:font-name="DejaVu Sans" fo:font-style="italic" style:font-style-asian="italic" style:font-style-complex="italic"/>
    </style:style>
    <style:style style:name="P30"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31" style:family="paragraph" style:parent-style-name="Standard">
      <style:paragraph-properties fo:text-align="justify" style:justify-single-word="false"/>
      <style:text-properties style:font-name="DejaVu Sans" fo:font-weight="bold" style:font-weight-asian="bold" style:font-weight-complex="bold"/>
    </style:style>
    <style:style style:name="P32"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33"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style:style style:name="T7" style:family="text">
      <style:text-properties officeooo:rsid="0032c9da"/>
    </style:style>
    <style:style style:name="T8" style:family="text">
      <style:text-properties officeooo:rsid="00366f5f"/>
    </style:style>
    <style:style style:name="T9" style:family="text">
      <style:text-properties officeooo:rsid="00399e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ichał Bultrowicz</text:p>
      <text:p text:style-name="P3">Curriculum Vitae</text:p>
      <text:p text:style-name="P1"/>
      <text:h text:style-name="P5" text:outline-level="1">Contact</text:h>
      <text:p text:style-name="P1">michal.bultrowicz@gmail.com</text:p>
      <text:p text:style-name="P1">(+48) 790 467 660</text:p>
      <text:p text:style-name="P2"><text:a xlink:type="simple" xlink:href="https://bultrowicz.com/" text:style-name="Internet_20_link" text:visited-style-name="Visited_20_Internet_20_Link">https://bultrowicz.com/</text:a></text:p>
      <text:p text:style-name="P2"><text:a xlink:type="simple" xlink:href="https://github.com/butla" text:style-name="Internet_20_link" text:visited-style-name="Visited_20_Internet_20_Link">https://github.com/butla</text:a></text:p>
      <text:h text:style-name="P5" text:outline-level="1">Summary</text:h>
      <text:p text:style-name="P1">I'm a software developer with a drive for constant improvement</text:p>
      <text:p text:style-name="P1">and a curiosity about inner workings of technologies.</text:p>
      <text:p text:style-name="P1">I love Python, Linux, and creating resilient distributed systems.</text:p>
      <text:p text:style-name="P1">I have a strong belief in continuous testing and gradual change.</text:p>
      <text:p text:style-name="P1"/>
      <text:p text:style-name="P1">I can design, implement, and consult the creation of IT solutions, especially:</text:p>
      <text:list xml:id="list1623066798" text:style-name="L1">
        <text:list-item>
          <text:p text:style-name="P12">business process automation and measurement (dashboards, statistics, alerting)</text:p>
        </text:list-item>
        <text:list-item>
          <text:p text:style-name="P12">data pipelines</text:p>
        </text:list-item>
        <text:list-item>
          <text:p text:style-name="P12">highly available web applications</text:p>
        </text:list-item>
        <text:list-item>
          <text:p text:style-name="P12">automated test suites (back-end, front-end, load, chaos)</text:p>
        </text:list-item>
        <text:list-item>
          <text:p text:style-name="P12">Python-based software</text:p>
        </text:list-item>
      </text:list>
      <text:p text:style-name="P1"/>
      <text:p text:style-name="P1">I can also train your IT staff in maintenance and further development of the systems I create, so that you aren't dependent on me forever.</text:p>
      <text:h text:style-name="P5" text:outline-level="1">Computer skills</text:h>
      <text:list xml:id="list1444903500" text:style-name="L2">
        <text:list-item>
          <text:p text:style-name="P13">expert in Python programming</text:p>
        </text:list-item>
        <text:list-item>
          <text:p text:style-name="P13">secondary programming languages: Bash, Java, C++, JavaScript, C#</text:p>
        </text:list-item>
        <text:list-item>
          <text:p text:style-name="P13">writing understandable and testable code</text:p>
        </text:list-item>
        <text:list-item>
          <text:p text:style-name="P13">web development with AioHTTP, Falcon, Flask, and Django</text:p>
        </text:list-item>
        <text:list-item>
          <text:p text:style-name="P13">advanced web application testing (including microservices)</text:p>
        </text:list-item>
        <text:list-item>
          <text:p text:style-name="P13">ensuring high availability (HA)</text:p>
        </text:list-item>
        <text:list-item>
          <text:p text:style-name="P13">good knowledge of optimizing SQL for PostgreSQL (and scaling it out with CitusDB)</text:p>
        </text:list-item>
        <text:list-item>
          <text:p text:style-name="P13">working with various data stores: Redis, Kafka (and AWS Kinesis), ElasticSearch, S3/MinIO, Amazon Redshift</text:p>
        </text:list-item>
        <text:list-item>
          <text:p text:style-name="P13">using containers for deployments and testing (Docker, Kubernetes, Helm)</text:p>
        </text:list-item>
        <text:list-item>
          <text:p text:style-name="P13">implementing web security (X.509, mTLS, JWT, OAuth2)</text:p>
        </text:list-item>
        <text:list-item>
          <text:p text:style-name="P13">automated infrastructure management with Terraform and Ansible</text:p>
        </text:list-item>
        <text:list-item>
          <text:p text:style-name="P13">data engineering (building data pipelines and ETL systems)</text:p>
        </text:list-item>
        <text:list-item>
          <text:p text:style-name="P13">working with AWS, GCP, and DigitalOcean clouds</text:p>
        </text:list-item>
        <text:list-item>
          <text:p text:style-name="P13">implementing Continuous Delivery with the help of Gitlab CD (Jenkins in the past)</text:p>
        </text:list-item>
        <text:list-item>
          <text:p text:style-name="P13">exposure to building front-end with ReactJS</text:p>
        </text:list-item>
        <text:list-item>
          <text:p text:style-name="P13">proficiency in GIT</text:p>
        </text:list-item>
        <text:list-item>
          <text:p text:style-name="P13"><text:soft-page-break/>able to work with just the terminal, without a graphical environment</text:p>
        </text:list-item>
      </text:list>
      <text:h text:style-name="P5" text:outline-level="1">Soft skills</text:h>
      <text:list xml:id="list2102412950" text:style-name="L3">
        <text:list-item>
          <text:p text:style-name="P14">coordinating a Scrum or Kanban team</text:p>
        </text:list-item>
        <text:list-item>
          <text:p text:style-name="P14">teaching developers through meticulous code reviews</text:p>
        </text:list-item>
        <text:list-item>
          <text:p text:style-name="P14">knowledge of software legal compliance and licensing issues</text:p>
        </text:list-item>
        <text:list-item>
          <text:p text:style-name="P14">analyzing tensions between teams within a project (are the incentives set up correctly?)</text:p>
        </text:list-item>
      </text:list>
      <text:p text:style-name="P1"/>
      <text:h text:style-name="P5" text:outline-level="1">Experience</text:h>
      <text:h text:style-name="P7" text:outline-level="2">2018.<text:span text:style-name="T1">11</text:span> – 2021.<text:span text:style-name="T1">01 </text:span></text:h>
      <text:p text:style-name="P33">Senior DevOps Engineer at British Telecom (BT)</text:p>
      <text:p text:style-name="P29">Remote, with occasional meetings in London, Ipswich, and Brentwood</text:p>
      <text:p text:style-name="P1"/>
      <text:p text:style-name="P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
      <text:p text:style-name="P1">We were all supposed to be universal developers, writing code, preparing its deployments and interacting with any hardware necessary. We didn't have a traditional team leader, which was an interesting exercise in self-organization. My application team had 4 to 8 persons (it was growing), and the entire project team was around 80 people.</text:p>
      <text:p text:style-name="P1"/>
      <text:p text:style-name="P1">The whole project was also part of the organization's agile transformation, with our contractor team leading the way.</text:p>
      <text:p text:style-name="P1"/>
      <text:p text:style-name="P1">Prominent technologies used:</text:p>
      <text:p text:style-name="P1"/>
      <text:list xml:id="list2578788414" text:style-name="L4">
        <text:list-item>
          <text:p text:style-name="P15">Django and Django REST Framework - most of our back-end and front-end</text:p>
        </text:list-item>
        <text:list-item>
          <text:p text:style-name="P15">PostgreSQL - our main database</text:p>
        </text:list-item>
        <text:list-item>
          <text:p text:style-name="P15">Kubernetes and Helm - deployments</text:p>
        </text:list-item>
        <text:list-item>
          <text:p text:style-name="P15">Nginx - reverse proxy</text:p>
        </text:list-item>
        <text:list-item>
          <text:p text:style-name="P15">Docker Compose - running a local, development instance of the app with its dependencies</text:p>
        </text:list-item>
        <text:list-item>
          <text:p text:style-name="P15">Minio - serving our web app's static assets, and storing media files</text:p>
        </text:list-item>
        <text:list-item>
          <text:p text:style-name="P15">Celery - running asynchronous graphs of tasks (with the "canvas" feature)</text:p>
        </text:list-item>
        <text:list-item>
          <text:p text:style-name="P15">ReactJS - a few more dynamic front-end pages</text:p>
        </text:list-item>
        <text:list-item>
          <text:p text:style-name="P15">Faust - reading streams of events from other systems from Kafka</text:p>
        </text:list-item>
        <text:list-item>
          <text:p text:style-name="P15">Redis - caching, Celery broker</text:p>
        </text:list-item>
        <text:list-item>
          <text:p text:style-name="P15">Sentry - error tracking</text:p>
        </text:list-item>
        <text:list-item>
          <text:p text:style-name="P15">Prometheus - metrics</text:p>
        </text:list-item>
        <text:list-item>
          <text:p text:style-name="P15">Junos PyEZ - managing Juniper routers</text:p>
        </text:list-item>
        <text:list-item>
          <text:p text:style-name="P15">netmiko - managing Cisco routers</text:p>
        </text:list-item>
        <text:list-item>
          <text:p text:style-name="P15">GitLab - code repository / continuous delivery pipelines</text:p>
        </text:list-item>
        <text:list-item>
          <text:p text:style-name="P15"><text:soft-page-break/>Factory Boy - easy creation of ORM objects for tests</text:p>
        </text:list-item>
        <text:list-item>
          <text:p text:style-name="P15">terminal servers - logging in over SSH and getting a serial port terminal to the routers</text:p>
        </text:list-item>
      </text:list>
      <text:p text:style-name="P1"/>
      <text:p text:style-name="P1">My niches in the team were:</text:p>
      <text:p text:style-name="P1"/>
      <text:list xml:id="list645320107" text:style-name="L5">
        <text:list-item>
          <text:p text:style-name="P16">code and infrastructure design for new features</text:p>
        </text:list-item>
        <text:list-item>
          <text:p text:style-name="P16">setting up automated tests and speeding them up</text:p>
        </text:list-item>
        <text:list-item>
          <text:p text:style-name="P16">refactoring for testability</text:p>
        </text:list-item>
        <text:list-item>
          <text:p text:style-name="P16">thorough code reviews</text:p>
        </text:list-item>
        <text:list-item>
          <text:p text:style-name="P16">teaching advanced Python and testable design to other team-members</text:p>
        </text:list-item>
        <text:list-item>
          <text:p text:style-name="P16">advocating for simple and tried OpenSource solutions we could control over heavier enterprise ones there wasn't enough team expertise in</text:p>
        </text:list-item>
        <text:list-item>
          <text:p text:style-name="P16">taking care of deployments and infrastructure (along with one other team member)</text:p>
        </text:list-item>
      </text:list>
      <text:p text:style-name="P1"/>
      <text:h text:style-name="P8" text:outline-level="2">2017.<text:span text:style-name="T2">05</text:span> – 2018.<text:span text:style-name="T2">09</text:span></text:h>
      <text:p text:style-name="P31">Python back-end developer at Iterio Data (https://iteriodata.com/)</text:p>
      <text:p text:style-name="P29">Remote</text:p>
      <text:p text:style-name="P1"/>
      <text:p text:style-name="P1">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
      <text:p text:style-name="P1">An important thing I learned here is that with the right tools and the right engineers, a small team (4, in this case) can create a web application processing the data of tens of millions of people.</text:p>
      <text:p text:style-name="P1"/>
      <text:p text:style-name="P1">My duties included:</text:p>
      <text:p text:style-name="P1"/>
      <text:list xml:id="list1553082959" text:style-name="L7">
        <text:list-item>
          <text:p text:style-name="P18">creating back-end APIs with asynchronous Python (AioHTTP) and stuffing them in Docker containers</text:p>
        </text:list-item>
        <text:list-item>
          <text:p text:style-name="P18">designing our systems on AWS (ECS, Lambda, Kinesis, S3, CloudWatch)</text:p>
        </text:list-item>
        <text:list-item>
          <text:p text:style-name="P18">encoding our infrastructure and doing deployments with Terraform</text:p>
        </text:list-item>
        <text:list-item>
          <text:p text:style-name="P18">creating test strategies and tools for our cloud applications</text:p>
        </text:list-item>
        <text:list-item>
          <text:p text:style-name="P18">helping in the design of our CitusDB (distributed PostgreSQL) schema</text:p>
        </text:list-item>
        <text:list-item>
          <text:p text:style-name="P18">setting up logging (CloudWatch, Google Stackdriver), metrics, and alerts (Sentry, PagerDuty)</text:p>
        </text:list-item>
        <text:list-item>
          <text:p text:style-name="P18">working out our development practices (trunk-based development, zero down-time deployments, etc.)</text:p>
        </text:list-item>
        <text:list-item>
          <text:p text:style-name="P18">maintaining old scripts that used enterprise SOAP web services (introduced Zeep to make that easier)</text:p>
        </text:list-item>
      </text:list>
      <text:p text:style-name="P1"/>
      <text:p text:style-name="P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
      <text:p text:style-name="P1"><text:soft-page-break/>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hile introducing changes to them, we'd be notified by our alerting system,</text:p>
      <text:p text:style-name="P1">and immediately implement fixes, without the users noticing any problems.</text:p>
      <text:p text:style-name="P1"/>
      <text:h text:style-name="P9" text:outline-level="2">2017.05 – 2017.10</text:h>
      <text:p text:style-name="P31">Ansible contractor at ScyllaDB (https://www.scylladb.com/)</text:p>
      <text:p text:style-name="P29">Remote</text:p>
      <text:p text:style-name="P1"/>
      <text:p text:style-name="P1">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a full-time job at Iterio, so I canceled the former.</text:p>
      <text:p text:style-name="P1"/>
      <text:p text:style-name="P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
      <text:p text:style-name="P1"/>
      <text:h text:style-name="P9" text:outline-level="2">2017.01 – 2017.06</text:h>
      <text:p text:style-name="P31">Software contractor at Techno Service SA (https://tspcb.pl/) / Siled (http://siled.pl/)</text:p>
      <text:p text:style-name="P29">Remote, with a few factory visits in Gdańsk</text:p>
      <text:p text:style-name="P1"/>
      <text:p text:style-name="P1">The company had a multi-step manual process for creating PCB solder joint quality reports. The initial <text:span text:style-name="T8">board</text:span> analysis was performed by specialized industrial machines. I was hired to automate the process.</text:p>
      <text:p text:style-name="P1"/>
      <text:p text:style-name="P1">The old process looked like this:</text:p>
      <text:p text:style-name="P1"/>
      <text:list xml:id="list1729964883" text:style-name="L8">
        <text:list-item>
          <text:p text:style-name="P19">a person goes to the machine with a pendrive</text:p>
        </text:list-item>
        <text:list-item>
          <text:p text:style-name="P19">they run a software tool on the machine to download a set of testing results</text:p>
        </text:list-item>
        <text:list-item>
          <text:p text:style-name="P19">they copy the data to their computer</text:p>
        </text:list-item>
        <text:list-item>
          <text:p text:style-name="P19">they run a script that transforms the data into an Excel spreadsheet</text:p>
        </text:list-item>
        <text:list-item>
          <text:p text:style-name="P19">they send that spreadsheet to a person preparing a final report</text:p>
        </text:list-item>
        <text:list-item>
          <text:p text:style-name="P19">that last person manually copies fields from the sent spreadsheet into the final report</text:p>
        </text:list-item>
      </text:list>
      <text:p text:style-name="P1"/>
      <text:p text:style-name="P1">I created a desktop application through which you could specify batches of PCBs you were interested in, fill out some info, and immediately get the final report spreadsheet. That was <text:soft-page-break/>possible because the PCB testing machine was connected to the network, and was running an MS SQL Server instance with all the <text:span text:style-name="T8">board test </text:span>data.</text:p>
      <text:p text:style-name="P1"/>
      <text:p text:style-name="P1">Technologies used:</text:p>
      <text:p text:style-name="P1"/>
      <text:list xml:id="list3833978198" text:style-name="L9">
        <text:list-item>
          <text:p text:style-name="P20">Python 3.6</text:p>
        </text:list-item>
        <text:list-item>
          <text:p text:style-name="P20">Tkinter, chosen because the GUI was very minimal and the application had to be very easy to install on Windows</text:p>
        </text:list-item>
        <text:list-item>
          <text:p text:style-name="P20">openpyxl for reading and writing Excel files</text:p>
        </text:list-item>
        <text:list-item>
          <text:p text:style-name="P20">PyAutoGUI for testing the GUI</text:p>
        </text:list-item>
        <text:list-item>
          <text:p text:style-name="P20">VirtualBox running Windows XP and Microsoft SQL Server 2005 - used that to test data extraction from the PCB testing machine (it was running that version of SQL Server)</text:p>
        </text:list-item>
      </text:list>
      <text:h text:style-name="P9" text:outline-level="2">2014.03 – 2016.04</text:h>
      <text:p text:style-name="P31">Software Applications Developer at Intel Technology Poland</text:p>
      <text:p text:style-name="P29">Gdańsk</text:p>
      <text:p text:style-name="P1"/>
      <text:p text:style-name="P1">Examples of assignments on this position, from the latest:</text:p>
      <text:p text:style-name="P1"/>
      <text:h text:style-name="P10" text:outline-level="3">Leading a development team</text:h>
      <text:p text:style-name="P22">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text:p>
      <text:p text:style-name="P22"/>
      <text:p text:style-name="P22">I was responsible for planning, estimating and coordinating work, also teaching and mentoring of other team members. Furthermore I:</text:p>
      <text:p text:style-name="P1"/>
      <text:list xml:id="list3935641282" text:style-name="L10">
        <text:list-item>
          <text:p text:style-name="P21">acted as Python expert for all project teams</text:p>
        </text:list-item>
        <text:list-item>
          <text:p text:style-name="P21">created <text:span text:style-name="T3">mountepy</text:span> - a Python library to aid isolated microservice tests and increase our code quality</text:p>
        </text:list-item>
        <text:list-item>
          <text:p text:style-name="P21">influenced development procedures for all teams</text:p>
        </text:list-item>
        <text:list-item>
          <text:p text:style-name="P21">enforced software legal compliance and communicated with lawyers</text:p>
        </text:list-item>
      </text:list>
      <text:p text:style-name="P1"/>
      <text:h text:style-name="P10" text:outline-level="3">Back-end microservices' development for TAP</text:h>
      <text:p text:style-name="P1">I developed a few Spring Boot (Java) microservices and created one in <text:span text:style-name="T9">Flask (</text:span>Python<text:span text:style-name="T9">)</text:span>. It was a data set indexing and search service backed by ElasticSearch. We used Cloud Foundry PaaS as a base for our applications. Sometimes there was a need to fiddle with virtual machines on which Cloud Foundry cluster was based on.</text:p>
      <text:p text:style-name="P1"/>
      <text:h text:style-name="P10" text:outline-level="3">Maintenance of a secure back-end for remote firmware updates (Intel Upgrade Service)</text:h>
      <text:p text:style-name="P1">We had a mature distributed system, encompassing C# back-end services, ASP.NET front-end, a C++ server and a C++ client. The whole system was based on EPID digital signature scheme. I had to deliver patches to almost all of the application-layer <text:soft-page-break/>components and do deployments to a large Windows-based infrastructure spread out geographically.</text:p>
      <text:p text:style-name="P1"/>
      <text:p text:style-name="P1">I also needed to run tests that touched everything from firmware on a client machine, through its drivers and application level software up to multi-tier back-end services and ending at server HSMs (Hardware Security Modules).</text:p>
      <text:p text:style-name="P1"/>
      <text:h text:style-name="P10" text:outline-level="3">Implementing hardware-backed secure tunnels for certificate exchange</text:h>
      <text:p text:style-name="P1">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
      <text:h text:style-name="P10" text:outline-level="3">Researching using SIM cards as secure elements (SE)</text:h>
      <text:p text:style-name="P1">Did that alone as my first task on the team. Had to look into JavaMicro edition and smart cards.</text:p>
      <text:p text:style-name="P1"/>
      <text:p text:style-name="P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1"/>
      <text:h text:style-name="P6" text:outline-level="2"/>
      <text:h text:style-name="P9" text:outline-level="2">2011.05 – 2014.02</text:h>
      <text:p text:style-name="P31">Test Engineer Intern at Intel Technology Poland</text:p>
      <text:p text:style-name="P29">Gdańsk</text:p>
      <text:p text:style-name="P1"/>
      <text:p text:style-name="P1">I maintained and developed a heterogeneous (Windows, Linux, Android) distributed framework for automated software, firmware and hardware testing. I've coded mainly in C# and Java (SE and Android versions), but I've helped myself with Python scripting.</text:p>
      <text:p text:style-name="P1"/>
      <text:p text:style-name="P1">My main focus was designing and implementing a versatile RPC-style communication between applications on different platforms (used WCF on Windows, JAX-WS on Linux, and my own protocol for Android). There was a tight collaboration with our client - the validation teams.</text:p>
      <text:p text:style-name="P1"/>
      <text:p text:style-name="P1">Solving some problems required knowledge of obscure inner workings of .NET, Java and Windows system (e.g. discrepancies in implementations of TCP sockets on both programming platforms).</text:p>
      <text:p text:style-name="P1"/>
      <text:h text:style-name="P5" text:outline-level="1"><text:soft-page-break/>Noteable conference talks</text:h>
      <text:h text:style-name="P6" text:outline-level="2">TDD of Python microservices</text:h>
      <text:p text:style-name="P1"><text:span text:style-name="T4">EuroPython 2016 talk.</text:span> <text:a xlink:type="simple" xlink:href="https://youtu.be/d-ka10jngQQ" text:style-name="Internet_20_link" text:visited-style-name="Visited_20_Internet_20_Link">https://youtu.be/d-ka10jngQQ</text:a></text:p>
      <text:p text:style-name="P1"/>
      <text:p text:style-name="P1">Presentation of tools (some implemented by me) and solutions that enable Test-Driven Development of Python microservices. Told from the perspective of a maintainer of a single service.</text:p>
      <text:p text:style-name="P1"/>
      <text:h text:style-name="P6" text:outline-level="2">Python microservices on PaaS done right</text:h>
      <text:p text:style-name="P1"><text:span text:style-name="T3">EuroPython 2015 talk.</text:span> <text:a xlink:type="simple" xlink:href="https://youtu.be/WYXkpiaGBms" text:style-name="Internet_20_link" text:visited-style-name="Visited_20_Internet_20_Link">https://youtu.be/WYXkpiaGBms</text:a> </text:p>
      <text:p text:style-name="P1"/>
      <text:p text:style-name="P1">A a collection of tips and practices that allow to have a successful microservices-based project. Concerns development, testing and work organization. There's a slight focus on Python.</text:p>
      <text:p text:style-name="P1"/>
      <text:h text:style-name="P5" text:outline-level="1">Education</text:h>
      <text:h text:style-name="P9" text:outline-level="2">2016.03 – 2016.05</text:h>
      <text:p text:style-name="P32">Cryptography I course</text:p>
      <text:p text:style-name="P30">Stanford (<text:span text:style-name="T5">through</text:span> Coursera <text:span text:style-name="T5">platform</text:span>)</text:p>
      <text:p text:style-name="P1"/>
      <text:h text:style-name="P9" text:outline-level="2">2012 – 2015</text:h>
      <text:p text:style-name="P31">Master of Science in Computer Science</text:p>
      <text:p text:style-name="P29">Gdańsk University of Technology</text:p>
      <text:p text:style-name="P29"/>
      <text:p text:style-name="P26">Overall score – good plus</text:p>
      <text:p text:style-name="P23">Specialized in Intelligent Interactive Systems</text:p>
      <text:p text:style-name="P23"/>
      <text:p text:style-name="P31">Master thesis</text:p>
      <text:p text:style-name="P29">Calling remote Java methods in Android system from .NET platform</text:p>
      <text:p text:style-name="P23">Supervisor: Jacek Lebiedź, PhD MEng</text:p>
      <text:p text:style-name="P23"/>
      <text:p text:style-name="P23">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23"/>
      <text:h text:style-name="P9" text:outline-level="2">2008 – 2012</text:h>
      <text:p text:style-name="P28">Bachelor of Science in Computer Science</text:p>
      <text:p text:style-name="P29">Gdańsk University of Technology</text:p>
      <text:p text:style-name="P23"/>
      <text:p text:style-name="P26"><text:soft-page-break/>Overall score – good plus</text:p>
      <text:p text:style-name="P23"/>
      <text:p text:style-name="P27">Final project</text:p>
      <text:p text:style-name="P23"><text:span text:style-name="T6">A</text:span> C++ application using OpenCV that could learn and recognize faces using the eigenvectors method.</text:p>
      <text:p text:style-name="P23"/>
      <text:h text:style-name="P5" text:outline-level="1">Languages</text:h>
      <text:p text:style-name="P23"/>
      <text:list xml:id="list2788234419" text:style-name="L11">
        <text:list-item>
          <text:p text:style-name="P24">Polish, native</text:p>
        </text:list-item>
        <text:list-item>
          <text:p text:style-name="P24">English, fluent</text:p>
        </text:list-item>
      </text:list>
      <text:h text:style-name="P5" text:outline-level="1">Interests</text:h>
      <text:p text:style-name="P23"/>
      <text:list xml:id="list684104738" text:style-name="L12">
        <text:list-item>
          <text:p text:style-name="P25">Technology and engineering in general</text:p>
        </text:list-item>
        <text:list-item>
          <text:p text:style-name="P25">Evolutionary Psychology</text:p>
        </text:list-item>
        <text:list-item>
          <text:p text:style-name="P25">Mythology (mainly Slavic, Nordic and Greek)</text:p>
        </text:list-item>
        <text:list-item>
          <text:p text:style-name="P25">History</text:p>
        </text:list-item>
        <text:list-item>
          <text:p text:style-name="P25">Martial ar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1:43:39.476068168</meta:creation-date>
    <dc:date>2021-05-02T14:49:28.955390606</dc:date>
    <meta:editing-duration>PT5H35M19S</meta:editing-duration>
    <meta:editing-cycles>28</meta:editing-cycles>
    <meta:generator>LibreOffice/7.0.5.2$Linux_X86_64 LibreOffice_project/00$Build-2</meta:generator>
    <meta:document-statistic meta:table-count="0" meta:image-count="0" meta:object-count="0" meta:page-count="8" meta:paragraph-count="177" meta:word-count="2281" meta:character-count="14288" meta:non-whitespace-character-count="12251"/>
  </office:meta>
</office:document-meta>
</file>